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left" draw:textarea-vertical-align="top" draw:auto-grow-height="false"/>
    </style:style>
    <style:style style:name="gr4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9cm" svg:height="27.74cm" svg:x="0.01cm" svg:y="0.005cm">
          <text:p text:style-name="P1">supervised_euclidean_mach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91cm" svg:height="1.01cm" svg:x="0.545cm" svg:y="1.175cm">
          <text:p text:style-name="P1">euclidean_modu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34cm" svg:height="23.965cm" svg:x="0.54cm" svg:y="3.045cm">
          <text:p text:style-name="P1">lenet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5.415cm" svg:x="1.18cm" svg:y="4.15cm">
          <text:p text:style-name="P1">nn_layer_ful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5.415cm" svg:x="1.18cm" svg:y="14.78cm">
          <text:p text:style-name="P1">nn_layer_subsampl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5.415cm" svg:x="1.18cm" svg:y="20.96cm">
          <text:p text:style-name="P1">nn_layer_convoluti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7.185cm" svg:y1="30.185cm" svg:x2="17.185cm" svg:y2="2.245cm">
          <text:p text:style-name="P3"/>
        </draw:line>
        <draw:custom-shape draw:style-name="gr6" draw:text-style-name="P1" draw:layer="layout" svg:width="5.715cm" svg:height="5.715cm" svg:x="14.245cm" svg:y="28.28cm">
          <text:p text:style-name="P1">Label</text:p>
          <text:p text:style-name="P1">e.g. plan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185cm" svg:y1="30.185cm" svg:x2="4.185cm" svg:y2="2.245cm">
          <text:p text:style-name="P3"/>
        </draw:line>
        <draw:custom-shape draw:style-name="gr7" draw:text-style-name="P1" draw:layer="layout" svg:width="8.255cm" svg:height="5.715cm" svg:x="0.05cm" svg:y="28.28cm">
          <text:p text:style-name="P1">Input images</text:p>
          <draw:enhanced-geometry svg:viewBox="0 0 21600 21600" draw:type="rectangle" draw:enhanced-path="M 0 0 L 21600 0 21600 21600 0 21600 0 0 Z N"/>
        </draw:custom-shape>
        <draw:frame draw:style-name="gr8" draw:layer="layout" svg:width="1.946cm" svg:height="1.038cm" svg:x="1.973cm" svg:y="2.045cm">
          <draw:text-box>
            <text:p text:style-name="P3">fprop</text:p>
          </draw:text-box>
        </draw:frame>
        <draw:line draw:style-name="gr9" draw:text-style-name="P2" draw:layer="layout" svg:x1="8.685cm" svg:y1="25.105cm" svg:x2="8.685cm" svg:y2="2.245cm">
          <text:p text:style-name="P3"/>
        </draw:line>
        <draw:custom-shape draw:style-name="gr6" draw:text-style-name="P1" draw:layer="layout" svg:width="10.341cm" svg:height="0.797cm" svg:x="2.042cm" svg:y="23.5cm">
          <text:p text:style-name="P1">add_c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24.901cm">
          <text:p text:style-name="P1">convolution_module_2D_replicab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22.102cm">
          <text:p text:style-name="P1">tanh_modu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0.97cm" svg:x="1.18cm" svg:y="10.085cm">
          <text:p text:style-name="P1">nn_layer_convolu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0.97cm" svg:x="1.18cm" svg:y="13.185cm">
          <text:p text:style-name="P1">nn_layer_convolu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0.97cm" svg:x="1.18cm" svg:y="11.685cm">
          <text:p text:style-name="P1">nn_layer_subsampl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3cm" svg:height="0.797cm" svg:x="2.041cm" svg:y="6.69cm">
          <text:p text:style-name="P1">add_c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3cm" svg:height="0.797cm" svg:x="2.041cm" svg:y="8.091cm">
          <text:p text:style-name="P1">linear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3cm" svg:height="0.797cm" svg:x="2.041cm" svg:y="5.292cm">
          <text:p text:style-name="P1">tanh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17.32cm">
          <text:p text:style-name="P1">add_c_modu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18.721cm">
          <text:p text:style-name="P1">subsampling_module_2D_replicab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341cm" svg:height="0.797cm" svg:x="2.042cm" svg:y="15.922cm">
          <text:p text:style-name="P1">tanh_module</text:p>
          <draw:enhanced-geometry svg:viewBox="0 0 21600 21600" draw:type="rectangle" draw:enhanced-path="M 0 0 L 21600 0 21600 21600 0 21600 0 0 Z N"/>
        </draw:custom-shape>
        <draw:frame draw:style-name="gr8" draw:layer="layout" svg:width="2.119cm" svg:height="1.038cm" svg:x="6.473cm" svg:y="2.045cm">
          <draw:text-box>
            <text:p text:style-name="P3">bpr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939cm" fo:page-height="34.06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pierre</meta:initial-creator>
    <meta:creation-date>2009-03-30T19:21:55</meta:creation-date>
    <dc:creator>pierre</dc:creator>
    <dc:date>2009-03-30T19:49:36</dc:date>
    <meta:editing-cycles>2</meta:editing-cycles>
    <meta:editing-duration>PT27M42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